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margin-left="0cm" fo:margin-right="0cm" fo:text-align="start" style:justify-single-word="false" fo:text-indent="1.503cm" style:auto-text-indent="false"/>
      <style:text-properties fo:font-weight="normal" style:font-weight-asian="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lts</text:p>
      <text:p text:style-name="P1"/>
      <text:p text:style-name="P2">P05 was excluded due to movement. </text:p>
      <text:p text:style-name="P2"/>
      <text:p text:style-name="P3">Schaefer et al. (2011) used very short stimuli (3.26s) allowing each stimulus to be repeated many times during during the experiment. This allowed them to average across hundreds of short trials. They then concatenated the grand average ERPs and applied a PCA, which resulted in clearly defined spatial features. The time courses of these spatial features allowed for classification of their stimuli. We started by trying to replicate these results. </text:p>
      <text:p text:style-name="P3">We had fewer repetitions of our stimuli. Therefore, to preserve as much data as possible we used the full length of the trials as opposed to the first 3.26 seconds. We computed grand average ERPs by aggregating over the full length of all trials (excluding the cue) of the same stimulus from all subjects. We then concatenated the grand average ERPs and applied a PCA. This resulted in principle components with poorly defined spatial components (FIGURE). </text:p>
      <text:p text:style-name="P3">In order to preserve even more of the data and we took an alternative approach and performed a PCA on the concatenated raw trials without first calculating an average across trials. This produced clearly defined spatial components (FIGURE). Except for their (arbitrary) polarity the components are very similar across the two conditions, which replicates the results found in Schaefer et al (2011). </text:p>
      <text:p text:style-name="P3">Component waveforms – correlation between perception and imagination </text:p>
      <text:p text:style-name="P3"/>
      <text:p text:style-name="P4">Classification</text:p>
      <text:p text:style-name="P3">We then attempted to classify our stimuli using the time course of the component responsible for the most variance. Using component one we were unable to reproduce the significant stimulus classification accuracy. NUMBERS. This could be caused by our much smaller number of trials. </text:p>
      <text:p text:style-name="P3"/>
      <text:p text:style-name="P3">Different classification approach – convolutional auto encoder (CAE) to produce components. What are the parameters?</text:p>
      <text:p text:style-name="P3">Fed waveforms of these components to convolutional neural network (CNN). What are the parameters here? 2 experiments – 12 class and 2 class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14:34:58</meta:creation-date>
    <dc:date>2015-08-06T14:58:31</dc:date>
    <meta:editing-duration>PT23M11S</meta:editing-duration>
    <meta:editing-cycles>6</meta:editing-cycles>
    <meta:generator>LibreOffice/3.5$MacOSX_x86 LibreOffice_project/e0fbe70-dcba98b-297ab39-994e618-0f858f0</meta:generator>
    <meta:document-statistic meta:table-count="0" meta:image-count="0" meta:object-count="0" meta:page-count="1" meta:paragraph-count="10" meta:word-count="306" meta:character-count="1967" meta:non-whitespace-character-count="1664"/>
  </office:meta>
</office:document-meta>
</file>